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5"/>
            </table:table-cell>
            <table:covered-table-cell/>
            <table:covered-table-cell/>
            <table:table-cell table:style-name="Table1.A1" table:number-columns-spanned="3" office:value-type="string">
              <text:p text:style-name="P12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2"/>
            </table:table-cell>
            <table:covered-table-cell/>
            <table:covered-table-cell/>
            <table:table-cell table:style-name="Table1.A1" office:value-type="string">
              <text:p text:style-name="P5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2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8"/>
            <text:p text:style-name="P8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8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8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8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8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3"><text:s text:c="5"/></text:p>
            <text:p text:style-name="P13"><text:s text:c="5"/></text:p>
            <text:p text:style-name="P13"><text:s text:c="6"/></text:p>
            <text:p text:style-name="P8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2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12"/>
            <text:p text:style-name="P12"><text:placeholder text:placeholder-type="text">&lt;o.country_dest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8"><text:s text:c="37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  <text:p text:style-name="P8"><text:s text:c="2"/></text:p>
            <text:p text:style-name="P8"><text:s text:c="8"/><text:placeholder text:placeholder-type="text">&lt;o.lc_no or ''&gt;</text:placeholder> </text:p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office:value-type="string">
            <text:p text:style-name="P2"/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6"><text:s/><text:span text:style-name="T2"><text:placeholder text:placeholder-type="text">&lt;(o.delivery_order_id and o.delivery_order_id.bag_detail or '').upper()&gt;</text:placeholder></text:span></text:p>
            <text:p text:style-name="P6"/>
          </table:table-cell>
          <table:table-cell table:style-name="Table1.A1" office:value-type="string">
            <text:p text:style-name="P7"><text:placeholder text:placeholder-type="text">&lt;o.disc_goods or ""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3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3"><text:placeholder text:placeholder-type="text">&lt;s_tot(line.price_subtotal)&gt;</text:placeholder></text:p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6"/>
          </table:table-cell>
          <table:table-cell table:style-name="Table1.B10" table:number-columns-spanned="2">
            <text:p text:style-name="P1"/>
          </table:table-cell>
          <table:covered-table-cell/>
          <table:table-cell table:style-name="Table1.G11">
            <text:p text:style-name="P1"/>
          </table:table-cell>
        </table:table-row>
        <table:table-row>
          <table:table-cell table:style-name="Table1.A1" table:number-columns-spanned="7" office:value-type="string">
            <text:p text:style-name="P12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8"/>
            <text:p text:style-name="P12"><text:s text:c="5"/><text:placeholder text:placeholder-type="text">&lt;(amount_to_text(get_total_amount(o.invoice_line, o.insurance))).upper() or ''&gt;</text:placeholder></text:p>
            <text:p text:style-name="P12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9"><text:placeholder text:placeholder-type="text">&lt;get_total_kgs(o.invoice_line, o.insurance)&gt;</text:placeholder>/KGS</text:p>
          </table:table-cell>
          <table:covered-table-cell/>
          <table:table-cell table:style-name="Table1.G11" office:value-type="float" office:value="0">
            <text:p text:style-name="P9"><text:lin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2"/>
            <text:p text:style-name="P12"><text:s text:c="16"/><text:placeholder text:placeholder-type="text">&lt;o.agency_comm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94cm" style:type="center"/>
          <style:tab-stop style:position="21.1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7-09T17:09:43</dc:date>
    <meta:editing-duration>PT15H34M44S</meta:editing-duration>
    <meta:editing-cycles>328</meta:editing-cycles>
    <meta:generator>LibreOffice/3.5$Linux_x86 LibreOffice_project/350m1$Build-2</meta:generator>
    <dc:creator>Dev127 </dc:creator>
    <meta:document-statistic meta:table-count="1" meta:image-count="0" meta:object-count="0" meta:page-count="1" meta:paragraph-count="37" meta:word-count="143" meta:character-count="1664" meta:non-whitespace-character-count="1404"/>
  </office:meta>
</office:document-meta>
</file>